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">
            <text:p text:style-name="Table_20_Contents">4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Main.s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Main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n.pri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processXConf( CocoonBean cocoon , String filename , String destDir , String uri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